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5.45cm" fo:margin-left="1.863cm" fo:margin-right="9.686cm" table:align="margins"/>
    </style:style>
    <style:style style:name="Table1.A" style:family="table-column">
      <style:table-column-properties style:column-width="3.177cm" style:rel-column-width="1800*"/>
    </style:style>
    <style:style style:name="Table1.B" style:family="table-column">
      <style:table-column-properties style:column-width="2.263cm" style:rel-column-width="1283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Heading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8612 SD/HD SDI Test signal generator module</text:p>
      <text:p text:style-name="P2"/>
      <text:p text:style-name="P2"/>
      <text:list text:style-name="L1">
        <text:list-item>
          <text:p text:style-name="P3">4 generator channels</text:p>
        </text:list-item>
        <text:list-item>
          <text:p text:style-name="P3">Each channel is running independently with respect to System, Timing, Audio - and Video signals</text:p>
        </text:list-item>
        <text:list-item>
          <text:p text:style-name="P3">Embedded audio</text:p>
        </text:list-item>
        <text:list-item>
          <text:p text:style-name="P3">Timeable genlocking to mainframe genlock</text:p>
        </text:list-item>
        <text:list-item>
          <text:p text:style-name="P3">Video test signals: Black, Colourbars, SDI Checkfield, Pluge, Lipsync (EBU Tech 3305 or similar ?)</text:p>
        </text:list-item>
        <text:list-item>
          <text:p text:style-name="P3">Audio test signals: Sineburst, Lipsync (EBU Tech 3305 or similar)?</text:p>
        </text:list-item>
        <text:list-item>
          <text:p text:style-name="P3">Moving Text 16 x 3 characters</text:p>
        </text:list-item>
        <text:list-item>
          <text:p text:style-name="P3">Survailiance of output levels (feedback to change-over unit)</text:p>
        </text:list-item>
      </text:list>
      <text:p text:style-name="P4"/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">System</text:p>
            </table:table-cell>
            <table:table-cell table:style-name="Table1.B1" office:value-type="string">
              <text:p text:style-name="P5">Genlockabl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HD 1080i/30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1080i/29.97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1080i/25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1080p/30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1080p/29.97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1080p/25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1080i/24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1080i/23.98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1035i/30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1035i/29.97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720p/60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720p/59.94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720p/50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720p/30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720p/25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HD 720p/24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HD 720p/23.98</text:p>
          </table:table-cell>
          <table:table-cell table:style-name="Table1.B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6">SD 576i/25 (625)</text:p>
          </table:table-cell>
          <table:table-cell table:style-name="Table1.B2" office:value-type="string">
            <text:p text:style-name="P7">+</text:p>
          </table:table-cell>
        </table:table-row>
        <table:table-row table:style-name="Table1.1">
          <table:table-cell table:style-name="Table1.A2" office:value-type="string">
            <text:p text:style-name="P6">SD 487i/29.97 (525)</text:p>
          </table:table-cell>
          <table:table-cell table:style-name="Table1.B2" office:value-type="string">
            <text:p text:style-name="P7">+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01-16T09:28:30</meta:creation-date>
    <dc:creator>Thomas Holm Hansen</dc:creator>
    <dc:date>2006-01-16T14:15:01</dc:date>
    <dc:language>en-US</dc:language>
    <meta:editing-cycles>3</meta:editing-cycles>
    <meta:editing-duration>PT4H15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9" meta:word-count="132" meta:character-count="736"/>
  </office:meta>
</office:document-meta>
</file>